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30000012669BA3417BFDF017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ab0ae" officeooo:paragraph-rsid="000ab0ae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81d41a" style:text-line-through-style="solid" style:text-line-through-type="single" fo:font-size="24pt" fo:font-weight="normal" officeooo:rsid="000ab0ae" officeooo:paragraph-rsid="000ab0ae" style:font-size-asian="21pt" style:font-weight-asian="normal" style:font-size-complex="24pt" style:font-weight-complex="normal"/>
    </style:style>
    <style:style style:name="P3" style:family="paragraph" style:parent-style-name="Standard">
      <style:text-properties fo:color="#000000" style:text-line-through-style="none" style:text-line-through-type="none" fo:font-size="18pt" style:text-underline-style="solid" style:text-underline-width="auto" style:text-underline-color="font-color" fo:font-weight="normal" officeooo:rsid="000ab0ae" officeooo:paragraph-rsid="000ab0ae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color="#000000" style:text-line-through-style="none" style:text-line-through-type="none" fo:font-size="12pt" style:text-underline-style="none" fo:font-weight="normal" officeooo:rsid="000ab0ae" officeooo:paragraph-rsid="000ab0ae" style:font-size-asian="10.5pt" style:font-weight-asian="normal" style:font-size-complex="12pt" style:font-weight-complex="normal"/>
    </style:style>
    <style:style style:name="T1" style:family="text">
      <style:text-properties officeooo:rsid="000ab0ae"/>
    </style:style>
    <style:style style:name="T2" style:family="text">
      <style:text-properties officeooo:rsid="000b8466"/>
    </style:style>
    <style:style style:name="T3" style:family="text">
      <style:text-properties officeooo:rsid="000b96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Y DE EL TRABAJO</text:p>
      <text:p text:style-name="P2"><text:s text:c="43"/></text:p>
      <text:p text:style-name="P3">1. Requerimientos</text:p>
      <text:p text:style-name="P4">1. Podrá trabajar cualquier persona que sea ciudadana de la UP.</text:p>
      <text:p text:style-name="P4">2. Deberá ser pagado al menos 10€p<text:span text:style-name="T3">i</text:span> a la semana por su trabajo.</text:p>
      <text:p text:style-name="P4">3. Cualquier ciudadano de la UP puede montar su propia empresa previa notificación a la Comisión Papelera que no se podrá oponer a menos que incumpla las patentes o el nombre incumpla las marcas registradas.</text:p>
      <text:p text:style-name="P4">4. Cualquier ciudadano de la UP puede trabajar para otra persona.</text:p>
      <text:p text:style-name="P4">5. La fecha de jubilación para un trabajador de la UP es a los 65 años si este solicita su jubilación y tiene al menos 30 años de trabajo.</text:p>
      <text:p text:style-name="P4"><text:s text:c="7"/>5.1 Esta fecha podrá ser de cinco años antes en función de los riesgos laborales</text:p>
      <text:p text:style-name="P3">2. Derechos</text:p>
      <text:p text:style-name="P4">1. Una persona puede tener dos días de vacaciones pagadas a la semana y 36 días libres no acumulables a su elección.</text:p>
      <text:p text:style-name="P4">2. Los días libres semanales pueden ser elegidos por la persona con mutuo acuerdo con la empresa o ser el Sábado y el Domingo si no se alcanza un acuerdo.</text:p>
      <text:p text:style-name="P4">3. La máxima cantidad de horas trabajables por día es ocho.</text:p>
      <text:p text:style-name="P4">4. Si se quisiese hacer horas extra estas no deberían superar las 10 semanales y tendrán que estar pagadas por la empresa.</text:p>
      <text:p text:style-name="P4">5. El puesto de trabajo debe de estar adecuado a la actividad que se realiza en él.</text:p>
      <text:p text:style-name="P4">6. Si un médico reconoce la enfermedad de una persona o incapacidad para realizar el trabajo la empresa deberá seguir pagándole.</text:p>
      <text:p text:style-name="P4">7. Una persona tiene derecho a trabajar desde casa si así lo desea y lo acuerda con la empresa.</text:p>
      <text:p text:style-name="P4">8. Una empresa puede pedir a sus trabajadores que trabajen desde casa solo en situaciones excepcionales y permitiéndoles que se lleven y cojan el material que tienen en el puesto de trabajo.</text:p>
      <text:p text:style-name="P4">9. Para despedir a un trabajador la empresa deberá presentar un motivo.</text:p>
      <text:p text:style-name="P4">10. Si una persona cree que el motivo expuesto por la empresa para su despido no procede puede denunciar a la empresa.</text:p>
      <text:p text:style-name="P4">11. La empresa debe proponer un contrato acorde a esta legislación que una persona puede rechazar o sugerir modificar.</text:p>
      <text:p text:style-name="P4">12. Una persona tiene derecho de huelga sin ser despedida.</text:p>
      <text:p text:style-name="P4">13. Una persona tiene derecho a <text:span text:style-name="T2">haber recibido</text:span> su sueldo <text:span text:style-name="T2">como muy tarde </text:span>a final de mes</text:p>
      <text:p text:style-name="P4"/>
      <text:p text:style-name="P4"><text:soft-page-break/></text:p>
      <text:p text:style-name="P3">3. Obligaciones</text:p>
      <text:p text:style-name="P4">1. Una persona está obligada a ir a su puesto de trabajo y realizar la actividad acordada de forma correcta.</text:p>
      <text:p text:style-name="P4">2. Una empresa no está obligada a pagar a sus trabajadores si estos se encuentran en huelga.</text:p>
      <text:p text:style-name="P4">3. Una persona debe de acatar las normas internas de su empresa.</text:p>
      <text:p text:style-name="P3">Disposiciones adicionales</text:p>
      <text:p text:style-name="P4">1. No podrá trabajar ninguna persona menor de 16 años ya que deberá completar la educación obligatori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b0a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char" svg:x="12.1cm" svg:y="-1.088cm" svg:width="3.538cm" svg:height="2.085cm" draw:z-index="1"><draw:image xlink:href="Pictures/10000201000001F30000012669BA3417BFDF0170.png" xlink:type="simple" xlink:show="embed" xlink:actuate="onLoad" loext:mime-type="image/png"/></draw:frame><text:tab/> <text:s text:c="22"/><text:span text:style-name="MT1">Unión Papelera</text:span></text:p>
      </style:header>
      <style:footer>
        <text:p text:style-name="Footer"><text:tab/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7:38:57.357725140</meta:creation-date>
    <dc:date>2022-05-23T14:58:00.772840055</dc:date>
    <meta:editing-duration>PT2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31" meta:word-count="449" meta:character-count="2556" meta:non-whitespace-character-count="2062"/>
  </office:meta>
</office:document-meta>
</file>